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Standard">
      <style:paragraph-properties fo:break-before="auto" style:writing-mode="lr-tb"/>
    </style:style>
    <style:style style:name="T3_1" style:family="text"/>
    <style:style style:name="T3_2" style:family="text"/>
    <style:style style:name="P4" style:family="paragraph" style:parent-style-name="Standard">
      <style:paragraph-properties fo:break-before="auto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P5" style:family="paragraph" style:parent-style-name="Standard">
      <style:paragraph-properties fo:break-before="auto" style:writing-mode="lr-tb"/>
    </style:style>
    <style:style style:name="P6" style:family="paragraph" style:parent-style-name="Standard">
      <style:paragraph-properties fo:break-before="auto" style:writing-mode="lr-tb"/>
    </style:style>
    <style:style style:name="T6_1" style:family="text"/>
    <style:style style:name="P7" style:family="paragraph" style:parent-style-name="Standard">
      <style:paragraph-properties fo:break-before="auto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P8" style:family="paragraph" style:parent-style-name="Standard">
      <style:paragraph-properties fo:break-before="auto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P9" style:family="paragraph" style:parent-style-name="Standard">
      <style:paragraph-properties fo:break-before="auto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P10" style:family="paragraph" style:parent-style-name="Standard">
      <style:paragraph-properties fo:break-before="auto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P11" style:family="paragraph" style:parent-style-name="Standard">
      <style:paragraph-properties fo:break-before="auto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P12" style:family="paragraph" style:parent-style-name="Standard">
      <style:paragraph-properties fo:break-before="auto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P13" style:family="paragraph" style:parent-style-name="Standard">
      <style:paragraph-properties fo:break-before="auto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T13_166" style:family="text"/>
    <style:style style:name="P14" style:family="paragraph" style:parent-style-name="Standard">
      <style:paragraph-properties fo:break-before="auto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P15" style:family="paragraph" style:parent-style-name="Standard">
      <style:paragraph-properties fo:break-before="auto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P16" style:family="paragraph" style:parent-style-name="Standard">
      <style:paragraph-properties fo:break-before="auto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P17" style:family="paragraph" style:parent-style-name="Standard">
      <style:paragraph-properties fo:break-before="auto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P18" style:family="paragraph" style:parent-style-name="Standard">
      <style:paragraph-properties fo:break-before="auto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P19" style:family="paragraph" style:parent-style-name="Standard">
      <style:paragraph-properties fo:break-before="auto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P20" style:family="paragraph" style:parent-style-name="Standard">
      <style:paragraph-properties fo:break-before="auto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P21" style:family="paragraph" style:parent-style-name="Standard">
      <style:paragraph-properties fo:break-before="auto" fo:margin-top="0cm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P22" style:family="paragraph" style:parent-style-name="Standard">
      <style:paragraph-properties fo:break-before="auto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break-before="auto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P24" style:family="paragraph" style:parent-style-name="Standard">
      <style:paragraph-properties fo:break-before="auto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P25" style:family="paragraph" style:parent-style-name="Standard">
      <style:paragraph-properties fo:break-before="auto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P26" style:family="paragraph" style:parent-style-name="Standard">
      <style:paragraph-properties fo:break-before="auto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P27" style:family="paragraph" style:parent-style-name="Standard">
      <style:paragraph-properties fo:break-before="auto" style:writing-mode="lr-tb"/>
    </style:style>
    <style:style style:name="P28" style:family="paragraph" style:parent-style-name="Standard">
      <style:paragraph-properties fo:break-before="auto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P29" style:family="paragraph" style:parent-style-name="Standard">
      <style:paragraph-properties fo:break-before="auto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P30" style:family="paragraph" style:parent-style-name="Standard">
      <style:paragraph-properties fo:break-before="auto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P31" style:family="paragraph" style:parent-style-name="Standard">
      <style:paragraph-properties fo:break-before="auto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P32" style:family="paragraph" style:parent-style-name="Standard">
      <style:paragraph-properties fo:break-before="auto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P33" style:family="paragraph" style:parent-style-name="Standard">
      <style:paragraph-properties fo:break-before="auto" fo:margin-top="0cm" fo:margin-bottom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P34" style:family="paragraph" style:parent-style-name="Standard">
      <style:paragraph-properties fo:break-before="auto" style:writing-mode="lr-tb"/>
    </style:style>
    <style:style style:name="P35" style:family="paragraph" style:parent-style-name="Standard">
      <style:paragraph-properties fo:break-before="auto" style:writing-mode="lr-tb"/>
    </style:style>
    <style:style style:name="P36" style:family="paragraph" style:parent-style-name="Standard">
      <style:paragraph-properties fo:break-before="auto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P37" style:family="paragraph" style:parent-style-name="Standard">
      <style:paragraph-properties fo:break-before="auto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P38" style:family="paragraph" style:parent-style-name="Standard">
      <style:paragraph-properties fo:break-before="auto" style:writing-mode="lr-tb"/>
    </style:style>
    <style:style style:name="P39" style:family="paragraph" style:parent-style-name="Standard">
      <style:paragraph-properties fo:break-before="auto" style:writing-mode="lr-tb"/>
    </style:style>
    <style:style style:name="P40" style:family="paragraph" style:parent-style-name="Standard">
      <style:paragraph-properties fo:break-before="auto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P41" style:family="paragraph" style:parent-style-name="Standard">
      <style:paragraph-properties fo:break-before="auto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P42" style:family="paragraph" style:parent-style-name="Standard">
      <style:paragraph-properties fo:break-before="auto" style:writing-mode="lr-tb"/>
    </style:style>
    <style:style style:name="P43" style:family="paragraph" style:parent-style-name="Standard">
      <style:paragraph-properties fo:break-before="auto" style:writing-mode="lr-tb"/>
    </style:style>
    <style:style style:name="T43_1" style:family="text"/>
  </office:automatic-styles>
  <office:body>
    <office:text>
      <text:p text:style-name="P1"><text:span text:style-name="T1_1">Programming</text:span><text:span text:style-name="T1_2"><text:s/></text:span><text:span text:style-name="T1_3">group</text:span><text:span text:style-name="T1_4"><text:s/></text:span><text:span text:style-name="T1_5">project</text:span><text:span text:style-name="T1_6">:<text:s/></text:span><text:span text:style-name="T1_7">Traffic</text:span><text:span text:style-name="T1_8"><text:s/></text:span><text:span text:style-name="T1_9">simulator</text:span><text:span text:style-name="T1_10"><text:s/></text:span><text:span text:style-name="T1_11">using</text:span><text:span text:style-name="T1_12"><text:s/></text:span><text:span text:style-name="T1_13">Haskell</text:span></text:p>
      <text:p text:style-name="P2"/>
      <text:p text:style-name="P3"><text:span text:style-name="T3_1">Parameters</text:span><text:span text:style-name="T3_2">:</text:span></text:p>
      <text:p text:style-name="P4"><text:span text:style-name="T4_1">Representations</text:span><text:span text:style-name="T4_2"><text:s/></text:span><text:span text:style-name="T4_3">of</text:span><text:span text:style-name="T4_4"><text:s/></text:span><text:span text:style-name="T4_5">cars</text:span><text:span text:style-name="T4_6"><text:s/></text:span><text:span text:style-name="T4_7">will</text:span><text:span text:style-name="T4_8"><text:s/></text:span><text:span text:style-name="T4_9">move</text:span><text:span text:style-name="T4_10"><text:s/></text:span><text:span text:style-name="T4_11">through</text:span><text:span text:style-name="T4_12"><text:s/></text:span><text:span text:style-name="T4_13">a</text:span><text:span text:style-name="T4_14"><text:s/></text:span><text:span text:style-name="T4_15">closed</text:span><text:span text:style-name="T4_16"><text:s/></text:span><text:span text:style-name="T4_17">grid</text:span><text:span text:style-name="T4_18">,<text:s/></text:span><text:span text:style-name="T4_19">their</text:span><text:span text:style-name="T4_20"><text:s/></text:span><text:span text:style-name="T4_21">positions</text:span><text:span text:style-name="T4_22"><text:s/></text:span><text:span text:style-name="T4_23">readable</text:span><text:span text:style-name="T4_24"><text:s/></text:span><text:span text:style-name="T4_25">at</text:span><text:span text:style-name="T4_26"><text:s/></text:span><text:span text:style-name="T4_27">each</text:span><text:span text:style-name="T4_28"><text:s/>“</text:span><text:span text:style-name="T4_29">frame</text:span><text:span text:style-name="T4_30">”<text:s/></text:span><text:span text:style-name="T4_31">of</text:span><text:span text:style-name="T4_32"><text:s/></text:span><text:span text:style-name="T4_33">the</text:span><text:span text:style-name="T4_34"><text:s/></text:span><text:span text:style-name="T4_35">program</text:span><text:span text:style-name="T4_36"><text:s/></text:span><text:span text:style-name="T4_37">instance</text:span><text:span text:style-name="T4_38">,<text:s/></text:span><text:span text:style-name="T4_39">and</text:span><text:span text:style-name="T4_40"><text:s/></text:span><text:span text:style-name="T4_41">will</text:span><text:span text:style-name="T4_42"><text:s/></text:span><text:span text:style-name="T4_43">obey</text:span><text:span text:style-name="T4_44"><text:s/></text:span><text:span text:style-name="T4_45">certain</text:span><text:span text:style-name="T4_46"><text:s/></text:span><text:span text:style-name="T4_47">rules</text:span><text:span text:style-name="T4_48"><text:s/></text:span><text:span text:style-name="T4_49">to</text:span><text:span text:style-name="T4_50"><text:s/></text:span><text:span text:style-name="T4_51">simulate</text:span><text:span text:style-name="T4_52"><text:s/></text:span><text:span text:style-name="T4_53">traffic</text:span><text:span text:style-name="T4_54"><text:s/></text:span><text:span text:style-name="T4_55">and</text:span><text:span text:style-name="T4_56"><text:s/></text:span><text:span text:style-name="T4_57">avoid</text:span><text:span text:style-name="T4_58"><text:s/></text:span><text:span text:style-name="T4_59">collision</text:span><text:span text:style-name="T4_60">.</text:span></text:p>
      <text:p text:style-name="P5"/>
      <text:p text:style-name="P6"><text:span text:style-name="T6_1">General</text:span></text:p>
      <text:list text:style-name="LS1" xml:id="list0">
        <text:list-item>
          <text:p text:style-name="P7"><text:span text:style-name="T7_1">There</text:span><text:span text:style-name="T7_2"><text:s/></text:span><text:span text:style-name="T7_3">are</text:span><text:span text:style-name="T7_4"><text:s/></text:span><text:span text:style-name="T7_5">only</text:span><text:span text:style-name="T7_6"><text:s/></text:span><text:span text:style-name="T7_7">two</text:span><text:span text:style-name="T7_8">-</text:span><text:span text:style-name="T7_9">lane</text:span><text:span text:style-name="T7_10"><text:s/></text:span><text:span text:style-name="T7_11">streets</text:span><text:span text:style-name="T7_12"><text:s/></text:span><text:span text:style-name="T7_13">with</text:span><text:span text:style-name="T7_14"><text:s/></text:span><text:span text:style-name="T7_15">no</text:span><text:span text:style-name="T7_16"><text:s/></text:span><text:span text:style-name="T7_17">one</text:span><text:span text:style-name="T7_18">-</text:span><text:span text:style-name="T7_19">way</text:span><text:span text:style-name="T7_20"><text:s/></text:span><text:span text:style-name="T7_21">roads</text:span><text:span text:style-name="T7_22">.<text:s/></text:span><text:span text:style-name="T7_23">All</text:span><text:span text:style-name="T7_24"><text:s/></text:span><text:span text:style-name="T7_25">cars</text:span><text:span text:style-name="T7_26"><text:s/></text:span><text:span text:style-name="T7_27">are</text:span><text:span text:style-name="T7_28"><text:s/></text:span><text:span text:style-name="T7_29">assumed</text:span><text:span text:style-name="T7_30"><text:s/></text:span><text:span text:style-name="T7_31">to</text:span><text:span text:style-name="T7_32"><text:s/></text:span><text:span text:style-name="T7_33">be</text:span><text:span text:style-name="T7_34"><text:s/></text:span><text:span text:style-name="T7_35">traveling</text:span><text:span text:style-name="T7_36"><text:s/></text:span><text:span text:style-name="T7_37">in</text:span><text:span text:style-name="T7_38"><text:s/></text:span><text:span text:style-name="T7_39">the</text:span><text:span text:style-name="T7_40"><text:s/>“</text:span><text:span text:style-name="T7_41">right</text:span><text:span text:style-name="T7_42">”<text:s/></text:span><text:span text:style-name="T7_43">lane</text:span><text:span text:style-name="T7_44"><text:s/></text:span><text:span text:style-name="T7_45">so</text:span><text:span text:style-name="T7_46"><text:s/></text:span><text:span text:style-name="T7_47">head</text:span><text:span text:style-name="T7_48">-</text:span><text:span text:style-name="T7_49">on</text:span><text:span text:style-name="T7_50"><text:s/></text:span><text:span text:style-name="T7_51">collisions</text:span><text:span text:style-name="T7_52"><text:s/></text:span><text:span text:style-name="T7_53">are</text:span><text:span text:style-name="T7_54"><text:s/></text:span><text:span text:style-name="T7_55">impossible</text:span><text:span text:style-name="T7_56">.</text:span></text:p>
        </text:list-item>
        <text:list-item>
          <text:p text:style-name="P8"><text:span text:style-name="T8_1">The</text:span><text:span text:style-name="T8_2"><text:s/></text:span><text:span text:style-name="T8_3">streets</text:span><text:span text:style-name="T8_4"><text:s/></text:span><text:span text:style-name="T8_5">are</text:span><text:span text:style-name="T8_6"><text:s/></text:span><text:span text:style-name="T8_7">arranged</text:span><text:span text:style-name="T8_8"><text:s/></text:span><text:span text:style-name="T8_9">in</text:span><text:span text:style-name="T8_10"><text:s/></text:span><text:span text:style-name="T8_11">closed</text:span><text:span text:style-name="T8_12"><text:s/></text:span><text:span text:style-name="T8_13">a</text:span><text:span text:style-name="T8_14"><text:s/></text:span><text:span text:style-name="T8_15">square</text:span><text:span text:style-name="T8_16"><text:s/></text:span><text:span text:style-name="T8_17">grid</text:span><text:span text:style-name="T8_18"><text:s/></text:span><text:span text:style-name="T8_19">of</text:span><text:span text:style-name="T8_20"><text:s/></text:span><text:span text:style-name="T8_21">with</text:span><text:span text:style-name="T8_22"><text:s/></text:span><text:span text:style-name="T8_23">a</text:span><text:span text:style-name="T8_24"><text:s/></text:span><text:span text:style-name="T8_25">finite</text:span><text:span text:style-name="T8_26"><text:s/></text:span><text:span text:style-name="T8_27">number</text:span><text:span text:style-name="T8_28"><text:s/></text:span><text:span text:style-name="T8_29">of</text:span><text:span text:style-name="T8_30"><text:s/></text:span><text:span text:style-name="T8_31">parallel</text:span><text:span text:style-name="T8_32"><text:s/></text:span><text:span text:style-name="T8_33">streets</text:span><text:span text:style-name="T8_34">.</text:span></text:p>
        </text:list-item>
        <text:list-item>
          <text:p text:style-name="P9"><text:span text:style-name="T9_1">Cars</text:span><text:span text:style-name="T9_2"><text:s/></text:span><text:span text:style-name="T9_3">will</text:span><text:span text:style-name="T9_4"><text:s/></text:span><text:span text:style-name="T9_5">be</text:span><text:span text:style-name="T9_6"><text:s/></text:span><text:span text:style-name="T9_7">assigned</text:span><text:span text:style-name="T9_8"><text:s/></text:span><text:span text:style-name="T9_9">a</text:span><text:span text:style-name="T9_10"><text:s/>“</text:span><text:span text:style-name="T9_11">lifetime</text:span><text:span text:style-name="T9_12">”<text:s/></text:span><text:span text:style-name="T9_13">with</text:span><text:span text:style-name="T9_14"><text:s/></text:span><text:span text:style-name="T9_15">a</text:span><text:span text:style-name="T9_16"><text:s/></text:span><text:span text:style-name="T9_17">random</text:span><text:span text:style-name="T9_18"><text:s/></text:span><text:span text:style-name="T9_19">duration</text:span><text:span text:style-name="T9_20"><text:s/></text:span><text:span text:style-name="T9_21">between</text:span><text:span text:style-name="T9_22"><text:s/></text:span><text:span text:style-name="T9_23">x</text:span><text:span text:style-name="T9_24"><text:s/></text:span><text:span text:style-name="T9_25">and</text:span><text:span text:style-name="T9_26"><text:s/></text:span><text:span text:style-name="T9_27">y</text:span><text:span text:style-name="T9_28"><text:s/></text:span><text:span text:style-name="T9_29">seconds</text:span><text:span text:style-name="T9_30">.<text:s/></text:span><text:span text:style-name="T9_31">After</text:span><text:span text:style-name="T9_32"><text:s/></text:span><text:span text:style-name="T9_33">the</text:span><text:span text:style-name="T9_34"><text:s/></text:span><text:span text:style-name="T9_35">lifetime</text:span><text:span text:style-name="T9_36"><text:s/></text:span><text:span text:style-name="T9_37">ends</text:span><text:span text:style-name="T9_38">,<text:s/></text:span><text:span text:style-name="T9_39">the</text:span><text:span text:style-name="T9_40"><text:s/></text:span><text:span text:style-name="T9_41">car</text:span><text:span text:style-name="T9_42"><text:s/></text:span><text:span text:style-name="T9_43">will</text:span><text:span text:style-name="T9_44"><text:s/></text:span><text:span text:style-name="T9_45">cease</text:span><text:span text:style-name="T9_46"><text:s/></text:span><text:span text:style-name="T9_47">to</text:span><text:span text:style-name="T9_48"><text:s/></text:span><text:span text:style-name="T9_49">be</text:span><text:span text:style-name="T9_50"><text:s/></text:span><text:span text:style-name="T9_51">in</text:span><text:span text:style-name="T9_52"><text:s/></text:span><text:span text:style-name="T9_53">the</text:span><text:span text:style-name="T9_54"><text:s/></text:span><text:span text:style-name="T9_55">traffic</text:span><text:span text:style-name="T9_56"><text:s/></text:span><text:span text:style-name="T9_57">representation</text:span><text:span text:style-name="T9_58"><text:s/></text:span><text:span text:style-name="T9_59">and</text:span><text:span text:style-name="T9_60"><text:s/></text:span><text:span text:style-name="T9_61">another</text:span><text:span text:style-name="T9_62"><text:s/></text:span><text:span text:style-name="T9_63">will</text:span><text:span text:style-name="T9_64"><text:s/></text:span><text:span text:style-name="T9_65">appear</text:span><text:span text:style-name="T9_66"><text:s/></text:span><text:span text:style-name="T9_67">at</text:span><text:span text:style-name="T9_68"><text:s/></text:span><text:span text:style-name="T9_69">in</text:span><text:span text:style-name="T9_70"><text:s/></text:span><text:span text:style-name="T9_71">randomly</text:span><text:span text:style-name="T9_72"><text:s/></text:span><text:span text:style-name="T9_73">in</text:span><text:span text:style-name="T9_74"><text:s/></text:span><text:span text:style-name="T9_75">a</text:span><text:span text:style-name="T9_76"><text:s/></text:span><text:span text:style-name="T9_77">set</text:span><text:span text:style-name="T9_78"><text:s/></text:span><text:span text:style-name="T9_79">of</text:span><text:span text:style-name="T9_80"><text:s/></text:span><text:span text:style-name="T9_81">possible</text:span><text:span text:style-name="T9_82"><text:s/></text:span><text:span text:style-name="T9_83">locations</text:span><text:span text:style-name="T9_84">.</text:span></text:p>
        </text:list-item>
        <text:list-item>
          <text:p text:style-name="P10"><text:span text:style-name="T10_1">Only</text:span><text:span text:style-name="T10_2"><text:s/></text:span><text:span text:style-name="T10_3">one</text:span><text:span text:style-name="T10_4"><text:s/></text:span><text:span text:style-name="T10_5">car</text:span><text:span text:style-name="T10_6"><text:s/></text:span><text:span text:style-name="T10_7">can</text:span><text:span text:style-name="T10_8"><text:s/></text:span><text:span text:style-name="T10_9">occupy</text:span><text:span text:style-name="T10_10"><text:s/></text:span><text:span text:style-name="T10_11">given</text:span><text:span text:style-name="T10_12"><text:s/></text:span><text:span text:style-name="T10_13">coordinates</text:span><text:span text:style-name="T10_14"><text:s/></text:span><text:span text:style-name="T10_15">at</text:span><text:span text:style-name="T10_16"><text:s/></text:span><text:span text:style-name="T10_17">a</text:span><text:span text:style-name="T10_18"><text:s/></text:span><text:span text:style-name="T10_19">given</text:span><text:span text:style-name="T10_20"><text:s/></text:span><text:span text:style-name="T10_21">frame</text:span><text:span text:style-name="T10_22"><text:s/></text:span><text:span text:style-name="T10_23">with</text:span><text:span text:style-name="T10_24"><text:s/></text:span><text:span text:style-name="T10_25">a</text:span><text:span text:style-name="T10_26"><text:s/></text:span><text:span text:style-name="T10_27">given</text:span><text:span text:style-name="T10_28"><text:s/></text:span><text:span text:style-name="T10_29">heading</text:span><text:span text:style-name="T10_30"><text:s/></text:span><text:span text:style-name="T10_31">without</text:span><text:span text:style-name="T10_32"><text:s/></text:span><text:span text:style-name="T10_33">raising</text:span><text:span text:style-name="T10_34"><text:s/></text:span><text:span text:style-name="T10_35">a</text:span><text:span text:style-name="T10_36"><text:s/></text:span><text:span text:style-name="T10_37">CollisionError</text:span><text:span text:style-name="T10_38">.</text:span></text:p>
        </text:list-item>
        <text:list-item>
          <text:p text:style-name="P11"><text:span text:style-name="T11_1">If</text:span><text:span text:style-name="T11_2"><text:s/></text:span><text:span text:style-name="T11_3">two</text:span><text:span text:style-name="T11_4"><text:s/></text:span><text:span text:style-name="T11_5">or</text:span><text:span text:style-name="T11_6"><text:s/></text:span><text:span text:style-name="T11_7">more</text:span><text:span text:style-name="T11_8"><text:s/></text:span><text:span text:style-name="T11_9">cars</text:span><text:span text:style-name="T11_10"><text:s/></text:span><text:span text:style-name="T11_11">are</text:span><text:span text:style-name="T11_12"><text:s/></text:span><text:span text:style-name="T11_13">meant</text:span><text:span text:style-name="T11_14"><text:s/></text:span><text:span text:style-name="T11_15">to</text:span><text:span text:style-name="T11_16"><text:s/></text:span><text:span text:style-name="T11_17">spawn</text:span><text:span text:style-name="T11_18"><text:s/></text:span><text:span text:style-name="T11_19">at</text:span><text:span text:style-name="T11_20"><text:s/></text:span><text:span text:style-name="T11_21">the</text:span><text:span text:style-name="T11_22"><text:s/></text:span><text:span text:style-name="T11_23">came</text:span><text:span text:style-name="T11_24"><text:s/></text:span><text:span text:style-name="T11_25">coordinates</text:span><text:span text:style-name="T11_26">,<text:s/></text:span><text:span text:style-name="T11_27">one</text:span><text:span text:style-name="T11_28"><text:s/></text:span><text:span text:style-name="T11_29">will</text:span><text:span text:style-name="T11_30"><text:s/></text:span><text:span text:style-name="T11_31">randomly</text:span><text:span text:style-name="T11_32"><text:s/></text:span><text:span text:style-name="T11_33">be</text:span><text:span text:style-name="T11_34"><text:s/></text:span><text:span text:style-name="T11_35">chosen</text:span><text:span text:style-name="T11_36"><text:s/></text:span><text:span text:style-name="T11_37">to</text:span><text:span text:style-name="T11_38"><text:s/></text:span><text:span text:style-name="T11_39">spawn</text:span><text:span text:style-name="T11_40"><text:s/></text:span><text:span text:style-name="T11_41">at</text:span><text:span text:style-name="T11_42"><text:s/></text:span><text:span text:style-name="T11_43">the</text:span><text:span text:style-name="T11_44"><text:s/></text:span><text:span text:style-name="T11_45">coordinates</text:span><text:span text:style-name="T11_46"><text:s/></text:span><text:span text:style-name="T11_47">while</text:span><text:span text:style-name="T11_48"><text:s/></text:span><text:span text:style-name="T11_49">the</text:span><text:span text:style-name="T11_50"><text:s/></text:span><text:span text:style-name="T11_51">other</text:span><text:span text:style-name="T11_52"><text:s/></text:span><text:span text:style-name="T11_53">is</text:span><text:span text:style-name="T11_54"><text:s/></text:span><text:span text:style-name="T11_55">reassigned</text:span><text:span text:style-name="T11_56">.</text:span></text:p>
        </text:list-item>
        <text:list-item>
          <text:p text:style-name="P12"><text:span text:style-name="T12_1">If</text:span><text:span text:style-name="T12_2"><text:s/></text:span><text:span text:style-name="T12_3">two</text:span><text:span text:style-name="T12_4"><text:s/></text:span><text:span text:style-name="T12_5">cars</text:span><text:span text:style-name="T12_6"><text:s/></text:span><text:span text:style-name="T12_7">are</text:span><text:span text:style-name="T12_8"><text:s/></text:span><text:span text:style-name="T12_9">ever</text:span><text:span text:style-name="T12_10"><text:s/></text:span><text:span text:style-name="T12_11">found</text:span><text:span text:style-name="T12_12"><text:s/></text:span><text:span text:style-name="T12_13">to</text:span><text:span text:style-name="T12_14"><text:s/></text:span><text:span text:style-name="T12_15">occupy</text:span><text:span text:style-name="T12_16"><text:s/></text:span><text:span text:style-name="T12_17">the</text:span><text:span text:style-name="T12_18"><text:s/></text:span><text:span text:style-name="T12_19">same</text:span><text:span text:style-name="T12_20"><text:s/></text:span><text:span text:style-name="T12_21">coordinates</text:span><text:span text:style-name="T12_22">,<text:s/></text:span><text:span text:style-name="T12_23">a</text:span><text:span text:style-name="T12_24"><text:s/>“</text:span><text:span text:style-name="T12_25">CollisionError</text:span><text:span text:style-name="T12_26">”<text:s/></text:span><text:span text:style-name="T12_27">will</text:span><text:span text:style-name="T12_28"><text:s/></text:span><text:span text:style-name="T12_29">be</text:span><text:span text:style-name="T12_30"><text:s/></text:span><text:span text:style-name="T12_31">raised</text:span></text:p>
        </text:list-item>
        <text:list-item>
          <text:p text:style-name="P13"><text:span text:style-name="T13_1">Coordinates</text:span><text:span text:style-name="T13_2"><text:s/></text:span><text:span text:style-name="T13_3">will</text:span><text:span text:style-name="T13_4"><text:s/></text:span><text:span text:style-name="T13_5">be</text:span><text:span text:style-name="T13_6"><text:s/></text:span><text:span text:style-name="T13_7">whole</text:span><text:span text:style-name="T13_8"><text:s/></text:span><text:span text:style-name="T13_9">integers</text:span><text:span text:style-name="T13_10">,<text:s/></text:span><text:span text:style-name="T13_11">a</text:span><text:span text:style-name="T13_12"><text:s/></text:span><text:span text:style-name="T13_13">car</text:span><text:span text:style-name="T13_14"><text:s/></text:span><text:span text:style-name="T13_15">can</text:span><text:span text:style-name="T13_16"><text:s/></text:span><text:span text:style-name="T13_17">only</text:span><text:span text:style-name="T13_18"><text:s/></text:span><text:span text:style-name="T13_19">move</text:span><text:span text:style-name="T13_20"><text:s/>+-1<text:s/></text:span><text:span text:style-name="T13_21">on</text:span><text:span text:style-name="T13_22"><text:s/></text:span><text:span text:style-name="T13_23">a</text:span><text:span text:style-name="T13_24"><text:s/></text:span><text:span text:style-name="T13_25">single</text:span><text:span text:style-name="T13_26"><text:s/></text:span><text:span text:style-name="T13_27">axis</text:span><text:span text:style-name="T13_28"><text:s/></text:span><text:span text:style-name="T13_29">during</text:span><text:span text:style-name="T13_30"><text:s/></text:span><text:span text:style-name="T13_31">a</text:span><text:span text:style-name="T13_32"><text:s/></text:span><text:span text:style-name="T13_33">single</text:span><text:span text:style-name="T13_34"><text:s/></text:span><text:span text:style-name="T13_35">frame</text:span><text:span text:style-name="T13_36">,<text:s/></text:span><text:span text:style-name="T13_37">but</text:span><text:span text:style-name="T13_38"><text:s/></text:span><text:span text:style-name="T13_39">not</text:span><text:span text:style-name="T13_40"><text:s/></text:span><text:span text:style-name="T13_41">all</text:span><text:span text:style-name="T13_42"><text:s/></text:span><text:span text:style-name="T13_43">cars</text:span><text:span text:style-name="T13_44"><text:s/></text:span><text:span text:style-name="T13_45">have</text:span><text:span text:style-name="T13_46"><text:s/></text:span><text:span text:style-name="T13_47">to</text:span><text:span text:style-name="T13_48"><text:s/></text:span><text:span text:style-name="T13_49">move</text:span><text:span text:style-name="T13_50"><text:s/></text:span><text:span text:style-name="T13_51">on</text:span><text:span text:style-name="T13_52"><text:s/></text:span><text:span text:style-name="T13_53">each</text:span><text:span text:style-name="T13_54"><text:s/></text:span><text:span text:style-name="T13_55">frame</text:span><text:span text:style-name="T13_56">.<text:s/></text:span><text:span text:style-name="T13_57">Rather</text:span><text:span text:style-name="T13_58"><text:s/></text:span><text:span text:style-name="T13_59">than</text:span><text:span text:style-name="T13_60"><text:s/></text:span><text:span text:style-name="T13_61">moving</text:span><text:span text:style-name="T13_62"><text:s/>+5<text:s/></text:span><text:span text:style-name="T13_63">a</text:span><text:span text:style-name="T13_64"><text:s/></text:span><text:span text:style-name="T13_65">frame</text:span><text:span text:style-name="T13_66">,<text:s/></text:span><text:span text:style-name="T13_67">a</text:span><text:span text:style-name="T13_68"><text:s/></text:span><text:span text:style-name="T13_69">car</text:span><text:span text:style-name="T13_70"><text:s/></text:span><text:span text:style-name="T13_71">might</text:span><text:span text:style-name="T13_72"><text:s/></text:span><text:span text:style-name="T13_73">move</text:span><text:span text:style-name="T13_74"><text:s/>+1<text:s/></text:span><text:span text:style-name="T13_75">every</text:span><text:span text:style-name="T13_76"><text:s/></text:span><text:span text:style-name="T13_77">five</text:span><text:span text:style-name="T13_78"><text:s/></text:span><text:span text:style-name="T13_79">frames</text:span><text:span text:style-name="T13_80">.<text:s/></text:span><text:span text:style-name="T13_81">In</text:span><text:span text:style-name="T13_82"><text:s/></text:span><text:span text:style-name="T13_83">this</text:span><text:span text:style-name="T13_84"><text:s/></text:span><text:span text:style-name="T13_85">way</text:span><text:span text:style-name="T13_86">-<text:s/></text:span><text:span text:style-name="T13_87">floating</text:span><text:span text:style-name="T13_88"><text:s/></text:span><text:span text:style-name="T13_89">point</text:span><text:span text:style-name="T13_90"><text:s/></text:span><text:span text:style-name="T13_91">numbers</text:span><text:span text:style-name="T13_92"><text:s/></text:span><text:span text:style-name="T13_93">and</text:span><text:span text:style-name="T13_94"><text:s/></text:span><text:span text:style-name="T13_95">bound</text:span><text:span text:style-name="T13_96">-</text:span><text:span text:style-name="T13_97">boxes</text:span><text:span text:style-name="T13_98"><text:s/></text:span><text:span text:style-name="T13_99">are</text:span><text:span text:style-name="T13_100"><text:s/></text:span><text:span text:style-name="T13_101">avoided</text:span><text:span text:style-name="T13_102"><text:s/></text:span><text:span text:style-name="T13_103">so</text:span><text:span text:style-name="T13_104"><text:s/></text:span><text:span text:style-name="T13_105">long</text:span><text:span text:style-name="T13_106"><text:s/></text:span><text:span text:style-name="T13_107">as</text:span><text:span text:style-name="T13_108"><text:s/></text:span><text:span text:style-name="T13_109">each</text:span><text:span text:style-name="T13_110"><text:s/></text:span><text:span text:style-name="T13_111">car</text:span><text:span text:style-name="T13_112"><text:s/></text:span><text:span text:style-name="T13_113">is</text:span><text:span text:style-name="T13_114"><text:s/></text:span><text:span text:style-name="T13_115">assumed</text:span><text:span text:style-name="T13_116"><text:s/></text:span><text:span text:style-name="T13_117">to</text:span><text:span text:style-name="T13_118"><text:s/></text:span><text:span text:style-name="T13_119">occupy</text:span><text:span text:style-name="T13_120"><text:s/></text:span><text:span text:style-name="T13_121">no</text:span><text:span text:style-name="T13_122"><text:s/></text:span><text:span text:style-name="T13_123">more</text:span><text:span text:style-name="T13_124"><text:s/></text:span><text:span text:style-name="T13_125">than</text:span><text:span text:style-name="T13_126"><text:s/></text:span><text:span text:style-name="T13_127">one</text:span><text:span text:style-name="T13_128"><text:s/></text:span><text:span text:style-name="T13_129">coordinate</text:span><text:span text:style-name="T13_130"><text:s/></text:span><text:span text:style-name="T13_131">unit</text:span><text:span text:style-name="T13_132"><text:s/></text:span><text:span text:style-name="T13_133">and</text:span><text:span text:style-name="T13_134"><text:s/></text:span><text:span text:style-name="T13_135">no</text:span><text:span text:style-name="T13_136"><text:s/></text:span><text:span text:style-name="T13_137">two</text:span><text:span text:style-name="T13_138"><text:s/></text:span><text:span text:style-name="T13_139">cars</text:span><text:span text:style-name="T13_140"><text:s/></text:span><text:span text:style-name="T13_141">ever</text:span><text:span text:style-name="T13_142"><text:s/></text:span><text:span text:style-name="T13_143">occupy</text:span><text:span text:style-name="T13_144"><text:s/></text:span><text:span text:style-name="T13_145">that</text:span><text:span text:style-name="T13_146"><text:s/></text:span><text:span text:style-name="T13_147">same</text:span><text:span text:style-name="T13_148"><text:s/></text:span><text:span text:style-name="T13_149">unit</text:span><text:span text:style-name="T13_150"><text:s/></text:span><text:span text:style-name="T13_151">with</text:span><text:span text:style-name="T13_152"><text:s/></text:span><text:span text:style-name="T13_153">the</text:span><text:span text:style-name="T13_154"><text:s/></text:span><text:span text:style-name="T13_155">same</text:span><text:span text:style-name="T13_156"><text:s/></text:span><text:span text:style-name="T13_157">heading</text:span><text:span text:style-name="T13_158"><text:s/></text:span><text:span text:style-name="T13_159">without</text:span><text:span text:style-name="T13_160"><text:s/></text:span><text:span text:style-name="T13_161">a</text:span><text:span text:style-name="T13_162"><text:s/></text:span><text:span text:style-name="T13_163">collision</text:span><text:span text:style-name="T13_164"><text:s/></text:span><text:span text:style-name="T13_165">error</text:span><text:span text:style-name="T13_166">.</text:span></text:p>
        </text:list-item>
        <text:list-item>
          <text:p text:style-name="P14"><text:span text:style-name="T14_1">Cars</text:span><text:span text:style-name="T14_2"><text:s/></text:span><text:span text:style-name="T14_3">with</text:span><text:span text:style-name="T14_4"><text:s/></text:span><text:span text:style-name="T14_5">opposite</text:span><text:span text:style-name="T14_6"><text:s/></text:span><text:span text:style-name="T14_7">headings</text:span><text:span text:style-name="T14_8"><text:s/>(</text:span><text:span text:style-name="T14_9">N</text:span><text:span text:style-name="T14_10">/</text:span><text:span text:style-name="T14_11">S</text:span><text:span text:style-name="T14_12">;<text:s/></text:span><text:span text:style-name="T14_13">E</text:span><text:span text:style-name="T14_14">/</text:span><text:span text:style-name="T14_15">W</text:span><text:span text:style-name="T14_16">)<text:s/></text:span><text:span text:style-name="T14_17">can</text:span><text:span text:style-name="T14_18"><text:s/></text:span><text:span text:style-name="T14_19">never</text:span><text:span text:style-name="T14_20"><text:s/></text:span><text:span text:style-name="T14_21">collide</text:span><text:span text:style-name="T14_22"><text:s/></text:span><text:span text:style-name="T14_23">so</text:span><text:span text:style-name="T14_24"><text:s/></text:span><text:span text:style-name="T14_25">long</text:span><text:span text:style-name="T14_26"><text:s/></text:span><text:span text:style-name="T14_27">as</text:span><text:span text:style-name="T14_28"><text:s/></text:span><text:span text:style-name="T14_29">their</text:span><text:span text:style-name="T14_30"><text:s/></text:span><text:span text:style-name="T14_31">headings</text:span><text:span text:style-name="T14_32"><text:s/></text:span><text:span text:style-name="T14_33">are</text:span><text:span text:style-name="T14_34"><text:s/></text:span><text:span text:style-name="T14_35">opposites</text:span><text:span text:style-name="T14_36">.</text:span></text:p>
        </text:list-item>
        <text:list-item>
          <text:p text:style-name="P15"><text:span text:style-name="T15_1">Headings</text:span><text:span text:style-name="T15_2"><text:s/></text:span><text:span text:style-name="T15_3">are</text:span><text:span text:style-name="T15_4">:<text:s/></text:span><text:span text:style-name="T15_5">N</text:span><text:span text:style-name="T15_6"><text:s/></text:span><text:span text:style-name="T15_7">S</text:span><text:span text:style-name="T15_8"><text:s/></text:span><text:span text:style-name="T15_9">E</text:span><text:span text:style-name="T15_10"><text:s/></text:span><text:span text:style-name="T15_11">W</text:span></text:p>
        </text:list-item>
        <text:list-item>
          <text:p text:style-name="P16"><text:span text:style-name="T16_1">Coordinates</text:span><text:span text:style-name="T16_2"><text:s/></text:span><text:span text:style-name="T16_3">are</text:span><text:span text:style-name="T16_4"><text:s/></text:span><text:span text:style-name="T16_5">to</text:span><text:span text:style-name="T16_6"><text:s/></text:span><text:span text:style-name="T16_7">be</text:span><text:span text:style-name="T16_8"><text:s/></text:span><text:span text:style-name="T16_9">given</text:span><text:span text:style-name="T16_10"><text:s/></text:span><text:span text:style-name="T16_11">in</text:span><text:span text:style-name="T16_12"><text:s/></text:span><text:span text:style-name="T16_13">whole</text:span><text:span text:style-name="T16_14"><text:s/></text:span><text:span text:style-name="T16_15">integer</text:span><text:span text:style-name="T16_16"><text:s/></text:span><text:span text:style-name="T16_17">tuples</text:span><text:span text:style-name="T16_18"><text:s/></text:span><text:span text:style-name="T16_19">in</text:span><text:span text:style-name="T16_20"><text:s/></text:span><text:span text:style-name="T16_21">the</text:span><text:span text:style-name="T16_22"><text:s/></text:span><text:span text:style-name="T16_23">format</text:span><text:span text:style-name="T16_24"><text:s/>(</text:span><text:span text:style-name="T16_25">x</text:span><text:span text:style-name="T16_26">,<text:s/></text:span><text:span text:style-name="T16_27">y</text:span><text:span text:style-name="T16_28">)<text:s/></text:span><text:span text:style-name="T16_29">where</text:span><text:span text:style-name="T16_30"><text:s/></text:span><text:span text:style-name="T16_31">x</text:span><text:span text:style-name="T16_32"><text:s/></text:span><text:span text:style-name="T16_33">is</text:span><text:span text:style-name="T16_34"><text:s/></text:span><text:span text:style-name="T16_35">the</text:span><text:span text:style-name="T16_36"><text:s/></text:span><text:span text:style-name="T16_37">displacement</text:span><text:span text:style-name="T16_38"><text:s/></text:span><text:span text:style-name="T16_39">from</text:span><text:span text:style-name="T16_40"><text:s/></text:span><text:span text:style-name="T16_41">the</text:span><text:span text:style-name="T16_42"><text:s/></text:span><text:span text:style-name="T16_43">leftmost</text:span><text:span text:style-name="T16_44"><text:s/></text:span><text:span text:style-name="T16_45">street</text:span><text:span text:style-name="T16_46"><text:s/></text:span><text:span text:style-name="T16_47">and</text:span><text:span text:style-name="T16_48"><text:s/></text:span><text:span text:style-name="T16_49">y</text:span><text:span text:style-name="T16_50"><text:s/></text:span><text:span text:style-name="T16_51">is</text:span><text:span text:style-name="T16_52"><text:s/></text:span><text:span text:style-name="T16_53">the</text:span><text:span text:style-name="T16_54"><text:s/></text:span><text:span text:style-name="T16_55">displacement</text:span><text:span text:style-name="T16_56"><text:s/></text:span><text:span text:style-name="T16_57">from</text:span><text:span text:style-name="T16_58"><text:s/></text:span><text:span text:style-name="T16_59">the</text:span><text:span text:style-name="T16_60"><text:s/></text:span><text:span text:style-name="T16_61">bottommost</text:span><text:span text:style-name="T16_62"><text:s/></text:span><text:span text:style-name="T16_63">street</text:span><text:span text:style-name="T16_64">.<text:s/></text:span><text:span text:style-name="T16_65">There</text:span><text:span text:style-name="T16_66"><text:s/></text:span><text:span text:style-name="T16_67">should</text:span><text:span text:style-name="T16_68"><text:s/></text:span><text:span text:style-name="T16_69">be</text:span><text:span text:style-name="T16_70"><text:s/></text:span><text:span text:style-name="T16_71">no</text:span><text:span text:style-name="T16_72"><text:s/></text:span><text:span text:style-name="T16_73">coordinates</text:span><text:span text:style-name="T16_74"><text:s/></text:span><text:span text:style-name="T16_75">with</text:span><text:span text:style-name="T16_76"><text:s/></text:span><text:span text:style-name="T16_77">negative</text:span><text:span text:style-name="T16_78"><text:s/></text:span><text:span text:style-name="T16_79">numbers</text:span><text:span text:style-name="T16_80">.</text:span></text:p>
        </text:list-item>
        <text:list-item>
          <text:p text:style-name="P17"><text:span text:style-name="T17_1">At</text:span><text:span text:style-name="T17_2"><text:s/></text:span><text:span text:style-name="T17_3">all</text:span><text:span text:style-name="T17_4"><text:s/></text:span><text:span text:style-name="T17_5">times</text:span><text:span text:style-name="T17_6"><text:s/></text:span><text:span text:style-name="T17_7">cars</text:span><text:span text:style-name="T17_8"><text:s/></text:span><text:span text:style-name="T17_9">must</text:span><text:span text:style-name="T17_10"><text:s/></text:span><text:span text:style-name="T17_11">have</text:span><text:span text:style-name="T17_12">:<text:s/></text:span><text:span text:style-name="T17_13">position</text:span><text:span text:style-name="T17_14">,<text:s/></text:span><text:span text:style-name="T17_15">current</text:span><text:span text:style-name="T17_16"><text:s/></text:span><text:span text:style-name="T17_17">speed</text:span><text:span text:style-name="T17_18">,<text:s/></text:span><text:span text:style-name="T17_19">maximum</text:span><text:span text:style-name="T17_20"><text:s/></text:span><text:span text:style-name="T17_21">speed</text:span><text:span text:style-name="T17_22">,<text:s/></text:span><text:span text:style-name="T17_23">lifespan</text:span><text:span text:style-name="T17_24">,<text:s/></text:span><text:span text:style-name="T17_25">current</text:span><text:span text:style-name="T17_26"><text:s/></text:span><text:span text:style-name="T17_27">heading</text:span><text:span text:style-name="T17_28">,<text:s/></text:span><text:span text:style-name="T17_29">next</text:span><text:span text:style-name="T17_30"><text:s/></text:span><text:span text:style-name="T17_31">heading</text:span><text:span text:style-name="T17_32">,<text:s/></text:span><text:span text:style-name="T17_33">following</text:span><text:span text:style-name="T17_34">?,<text:s/></text:span><text:span text:style-name="T17_35">and</text:span><text:span text:style-name="T17_36"><text:s/></text:span><text:span text:style-name="T17_37">permission</text:span><text:span text:style-name="T17_38">?</text:span></text:p>
        </text:list-item>
        <text:list-item>
          <text:p text:style-name="P18"><text:span text:style-name="T18_1">following</text:span><text:span text:style-name="T18_2">?<text:s/></text:span><text:span text:style-name="T18_3">Will</text:span><text:span text:style-name="T18_4"><text:s/></text:span><text:span text:style-name="T18_5">be</text:span><text:span text:style-name="T18_6"><text:s/></text:span><text:span text:style-name="T18_7">either</text:span><text:span text:style-name="T18_8"><text:s/></text:span><text:span text:style-name="T18_9">true</text:span><text:span text:style-name="T18_10"><text:s/></text:span><text:span text:style-name="T18_11">or</text:span><text:span text:style-name="T18_12"><text:s/></text:span><text:span text:style-name="T18_13">false</text:span><text:span text:style-name="T18_14">,<text:s/></text:span><text:span text:style-name="T18_15">depending</text:span><text:span text:style-name="T18_16"><text:s/></text:span><text:span text:style-name="T18_17">on</text:span><text:span text:style-name="T18_18"><text:s/></text:span><text:span text:style-name="T18_19">if</text:span><text:span text:style-name="T18_20"><text:s/></text:span><text:span text:style-name="T18_21">there</text:span><text:span text:style-name="T18_22">'</text:span><text:span text:style-name="T18_23">s</text:span><text:span text:style-name="T18_24"><text:s/></text:span><text:span text:style-name="T18_25">a</text:span><text:span text:style-name="T18_26"><text:s/></text:span><text:span text:style-name="T18_27">car</text:span><text:span text:style-name="T18_28"><text:s/></text:span><text:span text:style-name="T18_29">one</text:span><text:span text:style-name="T18_30"><text:s/></text:span><text:span text:style-name="T18_31">coordinate</text:span><text:span text:style-name="T18_32"><text:s/></text:span><text:span text:style-name="T18_33">ahead</text:span><text:span text:style-name="T18_34"><text:s/></text:span><text:span text:style-name="T18_35">of</text:span><text:span text:style-name="T18_36"><text:s/></text:span><text:span text:style-name="T18_37">the</text:span><text:span text:style-name="T18_38"><text:s/></text:span><text:span text:style-name="T18_39">current</text:span><text:span text:style-name="T18_40"><text:s/></text:span><text:span text:style-name="T18_41">car</text:span><text:span text:style-name="T18_42">.</text:span></text:p>
        </text:list-item>
        <text:list-item>
          <text:p text:style-name="P19"><text:span text:style-name="T19_1">permission</text:span><text:span text:style-name="T19_2">?<text:s/></text:span><text:span text:style-name="T19_3">Will</text:span><text:span text:style-name="T19_4"><text:s/></text:span><text:span text:style-name="T19_5">be</text:span><text:span text:style-name="T19_6"><text:s/></text:span><text:span text:style-name="T19_7">a</text:span><text:span text:style-name="T19_8"><text:s/></text:span><text:span text:style-name="T19_9">boolean</text:span><text:span text:style-name="T19_10"><text:s/></text:span><text:span text:style-name="T19_11">reflecting</text:span><text:span text:style-name="T19_12"><text:s/></text:span><text:span text:style-name="T19_13">if</text:span><text:span text:style-name="T19_14"><text:s/></text:span><text:span text:style-name="T19_15">the</text:span><text:span text:style-name="T19_16"><text:s/></text:span><text:span text:style-name="T19_17">current</text:span><text:span text:style-name="T19_18"><text:s/></text:span><text:span text:style-name="T19_19">traffic</text:span><text:span text:style-name="T19_20"><text:s/></text:span><text:span text:style-name="T19_21">situation</text:span><text:span text:style-name="T19_22"><text:s/></text:span><text:span text:style-name="T19_23">allows</text:span><text:span text:style-name="T19_24"><text:s/></text:span><text:span text:style-name="T19_25">the</text:span><text:span text:style-name="T19_26"><text:s/></text:span><text:span text:style-name="T19_27">car</text:span><text:span text:style-name="T19_28"><text:s/></text:span><text:span text:style-name="T19_29">to</text:span><text:span text:style-name="T19_30"><text:s/></text:span><text:span text:style-name="T19_31">continue</text:span><text:span text:style-name="T19_32"><text:s/></text:span><text:span text:style-name="T19_33">on</text:span><text:span text:style-name="T19_34"><text:s/></text:span><text:span text:style-name="T19_35">its</text:span><text:span text:style-name="T19_36"><text:s/></text:span><text:span text:style-name="T19_37">path</text:span><text:span text:style-name="T19_38">.</text:span></text:p>
        </text:list-item>
        <text:list-item>
          <text:p text:style-name="P20"><text:span text:style-name="T20_1">If</text:span><text:span text:style-name="T20_2"><text:s/></text:span><text:span text:style-name="T20_3">a</text:span><text:span text:style-name="T20_4"><text:s/></text:span><text:span text:style-name="T20_5">car</text:span><text:span text:style-name="T20_6"><text:s/></text:span><text:span text:style-name="T20_7">has</text:span><text:span text:style-name="T20_8"><text:s/></text:span><text:span text:style-name="T20_9">another</text:span><text:span text:style-name="T20_10"><text:s/></text:span><text:span text:style-name="T20_11">car</text:span><text:span text:style-name="T20_12"><text:s/>1<text:s/></text:span><text:span text:style-name="T20_13">space</text:span><text:span text:style-name="T20_14"><text:s/></text:span><text:span text:style-name="T20_15">in</text:span><text:span text:style-name="T20_16"><text:s/></text:span><text:span text:style-name="T20_17">front</text:span><text:span text:style-name="T20_18"><text:s/></text:span><text:span text:style-name="T20_19">of</text:span><text:span text:style-name="T20_20"><text:s/></text:span><text:span text:style-name="T20_21">it</text:span><text:span text:style-name="T20_22">,<text:s/></text:span><text:span text:style-name="T20_23">it</text:span><text:span text:style-name="T20_24"><text:s/></text:span><text:span text:style-name="T20_25">will</text:span><text:span text:style-name="T20_26"><text:s/></text:span><text:span text:style-name="T20_27">set</text:span><text:span text:style-name="T20_28"><text:s/></text:span><text:span text:style-name="T20_29">its</text:span><text:span text:style-name="T20_30"><text:s/></text:span><text:span text:style-name="T20_31">speed</text:span><text:span text:style-name="T20_32"><text:s/></text:span><text:span text:style-name="T20_33">to</text:span><text:span text:style-name="T20_34"><text:s/></text:span><text:span text:style-name="T20_35">that</text:span><text:span text:style-name="T20_36"><text:s/></text:span><text:span text:style-name="T20_37">of</text:span><text:span text:style-name="T20_38"><text:s/></text:span><text:span text:style-name="T20_39">the</text:span><text:span text:style-name="T20_40"><text:s/></text:span><text:span text:style-name="T20_41">car</text:span><text:span text:style-name="T20_42"><text:s/></text:span><text:span text:style-name="T20_43">in</text:span><text:span text:style-name="T20_44"><text:s/></text:span><text:span text:style-name="T20_45">front</text:span><text:span text:style-name="T20_46"><text:s/></text:span><text:span text:style-name="T20_47">for</text:span><text:span text:style-name="T20_48"><text:s/></text:span><text:span text:style-name="T20_49">every</text:span><text:span text:style-name="T20_50"><text:s/></text:span><text:span text:style-name="T20_51">frame</text:span><text:span text:style-name="T20_52"><text:s/></text:span><text:span text:style-name="T20_53">until</text:span><text:span text:style-name="T20_54"><text:s/></text:span><text:span text:style-name="T20_55">that</text:span><text:span text:style-name="T20_56"><text:s/></text:span><text:span text:style-name="T20_57">car</text:span><text:span text:style-name="T20_58"><text:s/></text:span><text:span text:style-name="T20_59">is</text:span><text:span text:style-name="T20_60"><text:s/></text:span><text:span text:style-name="T20_61">no</text:span><text:span text:style-name="T20_62"><text:s/></text:span><text:span text:style-name="T20_63">longer</text:span><text:span text:style-name="T20_64"><text:s/></text:span><text:span text:style-name="T20_65">in</text:span><text:span text:style-name="T20_66"><text:s/></text:span><text:span text:style-name="T20_67">front</text:span><text:span text:style-name="T20_68"><text:s/></text:span><text:span text:style-name="T20_69">of</text:span><text:span text:style-name="T20_70"><text:s/></text:span><text:span text:style-name="T20_71">it</text:span><text:span text:style-name="T20_72">,<text:s/></text:span><text:span text:style-name="T20_73">when</text:span><text:span text:style-name="T20_74"><text:s/></text:span><text:span text:style-name="T20_75">it</text:span><text:span text:style-name="T20_76"><text:s/></text:span><text:span text:style-name="T20_77">will</text:span><text:span text:style-name="T20_78"><text:s/></text:span><text:span text:style-name="T20_79">randomize</text:span><text:span text:style-name="T20_80"><text:s/></text:span><text:span text:style-name="T20_81">a</text:span><text:span text:style-name="T20_82"><text:s/></text:span><text:span text:style-name="T20_83">new</text:span><text:span text:style-name="T20_84"><text:s/></text:span><text:span text:style-name="T20_85">speed</text:span><text:span text:style-name="T20_86">.</text:span></text:p>
        </text:list-item>
        <text:list-item>
          <text:p text:style-name="P21"><text:span text:style-name="T21_1">Cars</text:span><text:span text:style-name="T21_2"><text:s/></text:span><text:span text:style-name="T21_3">can</text:span><text:span text:style-name="T21_4"><text:s/></text:span><text:span text:style-name="T21_5">not</text:span><text:span text:style-name="T21_6"><text:s/></text:span><text:span text:style-name="T21_7">make</text:span><text:span text:style-name="T21_8"><text:s/></text:span><text:span text:style-name="T21_9">U</text:span><text:span text:style-name="T21_10"><text:s/></text:span><text:span text:style-name="T21_11">turns</text:span><text:span text:style-name="T21_12">,<text:s/></text:span><text:span text:style-name="T21_13">nor</text:span><text:span text:style-name="T21_14"><text:s/></text:span><text:span text:style-name="T21_15">will</text:span><text:span text:style-name="T21_16"><text:s/></text:span><text:span text:style-name="T21_17">there</text:span><text:span text:style-name="T21_18"><text:s/></text:span><text:span text:style-name="T21_19">ever</text:span><text:span text:style-name="T21_20"><text:s/></text:span><text:span text:style-name="T21_21">be</text:span><text:span text:style-name="T21_22"><text:s/></text:span><text:span text:style-name="T21_23">dead</text:span><text:span text:style-name="T21_24">-</text:span><text:span text:style-name="T21_25">end</text:span><text:span text:style-name="T21_26"><text:s/></text:span><text:span text:style-name="T21_27">streets</text:span><text:span text:style-name="T21_28">.</text:span></text:p>
        </text:list-item>
      </text:list>
      <text:p text:style-name="P22"><text:span text:style-name="T22_1">Intersection</text:span><text:span text:style-name="T22_2"><text:s/></text:span><text:span text:style-name="T22_3">Rules</text:span></text:p>
      <text:list text:style-name="LS1" xml:id="list15">
        <text:list-item>
          <text:p text:style-name="P23"><text:span text:style-name="T23_1">The</text:span><text:span text:style-name="T23_2"><text:s/></text:span><text:span text:style-name="T23_3">area</text:span><text:span text:style-name="T23_4"><text:s/></text:span><text:span text:style-name="T23_5">x</text:span><text:span text:style-name="T23_6"><text:s/></text:span><text:span text:style-name="T23_7">units</text:span><text:span text:style-name="T23_8"><text:s/></text:span><text:span text:style-name="T23_9">before</text:span><text:span text:style-name="T23_10"><text:s/></text:span><text:span text:style-name="T23_11">an</text:span><text:span text:style-name="T23_12"><text:s/></text:span><text:span text:style-name="T23_13">intersection</text:span><text:span text:style-name="T23_14"><text:s/></text:span><text:span text:style-name="T23_15">follows</text:span><text:span text:style-name="T23_16"><text:s/></text:span><text:span text:style-name="T23_17">rules</text:span><text:span text:style-name="T23_18"><text:s/></text:span><text:span text:style-name="T23_19">different</text:span><text:span text:style-name="T23_20"><text:s/></text:span><text:span text:style-name="T23_21">from</text:span><text:span text:style-name="T23_22"><text:s/></text:span><text:span text:style-name="T23_23">main</text:span><text:span text:style-name="T23_24"><text:s/></text:span><text:span text:style-name="T23_25">streets</text:span><text:span text:style-name="T23_26"><text:s/></text:span><text:span text:style-name="T23_27">since</text:span><text:span text:style-name="T23_28"><text:s/></text:span><text:span text:style-name="T23_29">it</text:span><text:span text:style-name="T23_30"><text:s/></text:span><text:span text:style-name="T23_31">consists</text:span><text:span text:style-name="T23_32"><text:s/></text:span><text:span text:style-name="T23_33">of</text:span><text:span text:style-name="T23_34"><text:s/></text:span><text:span text:style-name="T23_35">multiple</text:span><text:span text:style-name="T23_36"><text:s/></text:span><text:span text:style-name="T23_37">lanes</text:span><text:span text:style-name="T23_38"><text:s/></text:span><text:span text:style-name="T23_39">for</text:span><text:span text:style-name="T23_40"><text:s/></text:span><text:span text:style-name="T23_41">the</text:span><text:span text:style-name="T23_42"><text:s/></text:span><text:span text:style-name="T23_43">same</text:span><text:span text:style-name="T23_44"><text:s/></text:span><text:span text:style-name="T23_45">heading</text:span><text:span text:style-name="T23_46">.</text:span></text:p>
        </text:list-item>
        <text:list-item>
          <text:p text:style-name="P24"><text:span text:style-name="T24_1">Intersections</text:span><text:span text:style-name="T24_2"><text:s/></text:span><text:span text:style-name="T24_3">will</text:span><text:span text:style-name="T24_4"><text:s/></text:span><text:span text:style-name="T24_5">allow</text:span><text:span text:style-name="T24_6"><text:s/></text:span><text:span text:style-name="T24_7">only</text:span><text:span text:style-name="T24_8"><text:s/></text:span><text:span text:style-name="T24_9">left</text:span><text:span text:style-name="T24_10"><text:s/></text:span><text:span text:style-name="T24_11">turns</text:span><text:span text:style-name="T24_12"><text:s/></text:span><text:span text:style-name="T24_13">for</text:span><text:span text:style-name="T24_14"><text:s/></text:span><text:span text:style-name="T24_15">the</text:span><text:span text:style-name="T24_16"><text:s/></text:span><text:span text:style-name="T24_17">active</text:span><text:span text:style-name="T24_18"><text:s/></text:span><text:span text:style-name="T24_19">headings</text:span><text:span text:style-name="T24_20"><text:s/></text:span><text:span text:style-name="T24_21">and</text:span><text:span text:style-name="T24_22"><text:s/></text:span><text:span text:style-name="T24_23">then</text:span><text:span text:style-name="T24_24"><text:s/></text:span><text:span text:style-name="T24_25">only</text:span><text:span text:style-name="T24_26"><text:s/></text:span><text:span text:style-name="T24_27">straight</text:span><text:span text:style-name="T24_28"><text:s/></text:span><text:span text:style-name="T24_29">and</text:span><text:span text:style-name="T24_30"><text:s/></text:span><text:span text:style-name="T24_31">right</text:span><text:span text:style-name="T24_32"><text:s/></text:span><text:span text:style-name="T24_33">turns</text:span><text:span text:style-name="T24_34"><text:s/></text:span><text:span text:style-name="T24_35">in</text:span><text:span text:style-name="T24_36"><text:s/></text:span><text:span text:style-name="T24_37">that</text:span><text:span text:style-name="T24_38"><text:s/></text:span><text:span text:style-name="T24_39">order</text:span><text:span text:style-name="T24_40">.</text:span></text:p>
        </text:list-item>
        <text:list-item>
          <text:p text:style-name="P25"><text:span text:style-name="T25_1">When</text:span><text:span text:style-name="T25_2"><text:s/></text:span><text:span text:style-name="T25_3">a</text:span><text:span text:style-name="T25_4"><text:s/></text:span><text:span text:style-name="T25_5">car</text:span><text:span text:style-name="T25_6"><text:s/></text:span><text:span text:style-name="T25_7">reaches</text:span><text:span text:style-name="T25_8"><text:s/></text:span><text:span text:style-name="T25_9">an</text:span><text:span text:style-name="T25_10"><text:s/></text:span><text:span text:style-name="T25_11">intersection</text:span><text:span text:style-name="T25_12">,<text:s/></text:span><text:span text:style-name="T25_13">it</text:span><text:span text:style-name="T25_14"><text:s/></text:span><text:span text:style-name="T25_15">randomly</text:span><text:span text:style-name="T25_16"><text:s/></text:span><text:span text:style-name="T25_17">chooses</text:span><text:span text:style-name="T25_18"><text:s/></text:span><text:span text:style-name="T25_19">its</text:span><text:span text:style-name="T25_20"><text:s/></text:span><text:span text:style-name="T25_21">next</text:span><text:span text:style-name="T25_22"><text:s/></text:span><text:span text:style-name="T25_23">heading</text:span><text:span text:style-name="T25_24"><text:s/></text:span><text:span text:style-name="T25_25">and</text:span><text:span text:style-name="T25_26"><text:s/></text:span><text:span text:style-name="T25_27">will</text:span><text:span text:style-name="T25_28"><text:s/></text:span><text:span text:style-name="T25_29">wait</text:span><text:span text:style-name="T25_30"><text:s/></text:span><text:span text:style-name="T25_31">for</text:span><text:span text:style-name="T25_32"><text:s/></text:span><text:span text:style-name="T25_33">the</text:span><text:span text:style-name="T25_34"><text:s/></text:span><text:span text:style-name="T25_35">appropriate</text:span><text:span text:style-name="T25_36"><text:s/></text:span><text:span text:style-name="T25_37">signal</text:span><text:span text:style-name="T25_38"><text:s/></text:span><text:span text:style-name="T25_39">to</text:span><text:span text:style-name="T25_40"><text:s/></text:span><text:span text:style-name="T25_41">proceed</text:span><text:span text:style-name="T25_42">.</text:span></text:p>
        </text:list-item>
        <text:list-item>
          <text:p text:style-name="P26"><text:span text:style-name="T26_1">When</text:span><text:span text:style-name="T26_2"><text:s/></text:span><text:span text:style-name="T26_3">a</text:span><text:span text:style-name="T26_4"><text:s/></text:span><text:span text:style-name="T26_5">car</text:span><text:span text:style-name="T26_6"><text:s/></text:span><text:span text:style-name="T26_7">stops</text:span><text:span text:style-name="T26_8"><text:s/></text:span><text:span text:style-name="T26_9">for</text:span><text:span text:style-name="T26_10"><text:s/></text:span><text:span text:style-name="T26_11">a</text:span><text:span text:style-name="T26_12"><text:s/></text:span><text:span text:style-name="T26_13">car</text:span><text:span text:style-name="T26_14"><text:s/></text:span><text:span text:style-name="T26_15">waiting</text:span><text:span text:style-name="T26_16"><text:s/></text:span><text:span text:style-name="T26_17">at</text:span><text:span text:style-name="T26_18"><text:s/></text:span><text:span text:style-name="T26_19">an</text:span><text:span text:style-name="T26_20"><text:s/></text:span><text:span text:style-name="T26_21">intersection</text:span><text:span text:style-name="T26_22">,<text:s/></text:span><text:span text:style-name="T26_23">it</text:span><text:span text:style-name="T26_24"><text:s/></text:span><text:span text:style-name="T26_25">will</text:span><text:span text:style-name="T26_26"><text:s/></text:span><text:span text:style-name="T26_27">choose</text:span><text:span text:style-name="T26_28"><text:s/></text:span><text:span text:style-name="T26_29">its</text:span><text:span text:style-name="T26_30"><text:s/></text:span><text:span text:style-name="T26_31">next</text:span><text:span text:style-name="T26_32"><text:s/></text:span><text:span text:style-name="T26_33">heading</text:span><text:span text:style-name="T26_34">.<text:s/></text:span><text:span text:style-name="T26_35">If</text:span><text:span text:style-name="T26_36"><text:s/></text:span><text:span text:style-name="T26_37">its</text:span><text:span text:style-name="T26_38"><text:s/></text:span><text:span text:style-name="T26_39">next</text:span><text:span text:style-name="T26_40"><text:s/></text:span><text:span text:style-name="T26_41">heading</text:span><text:span text:style-name="T26_42"><text:s/></text:span><text:span text:style-name="T26_43">is</text:span><text:span text:style-name="T26_44"><text:s/></text:span><text:span text:style-name="T26_45">different</text:span><text:span text:style-name="T26_46"><text:s/></text:span><text:span text:style-name="T26_47">from</text:span><text:span text:style-name="T26_48"><text:s/></text:span><text:span text:style-name="T26_49">the</text:span><text:span text:style-name="T26_50"><text:s/></text:span><text:span text:style-name="T26_51">car</text:span><text:span text:style-name="T26_52"><text:s/></text:span><text:span text:style-name="T26_53">it</text:span><text:span text:style-name="T26_54"><text:s/></text:span><text:span text:style-name="T26_55">is</text:span><text:span text:style-name="T26_56"><text:s/></text:span><text:span text:style-name="T26_57">waiting</text:span><text:span text:style-name="T26_58"><text:s/></text:span><text:span text:style-name="T26_59">on</text:span><text:span text:style-name="T26_60">,<text:s/></text:span><text:span text:style-name="T26_61">it</text:span><text:span text:style-name="T26_62"><text:s/></text:span><text:span text:style-name="T26_63">may</text:span><text:span text:style-name="T26_64"><text:s/></text:span><text:span text:style-name="T26_65">move</text:span><text:span text:style-name="T26_66"><text:s/></text:span><text:span text:style-name="T26_67">to</text:span><text:span text:style-name="T26_68"><text:s/></text:span><text:span text:style-name="T26_69">the</text:span><text:span text:style-name="T26_70"><text:s/></text:span><text:span text:style-name="T26_71">same</text:span><text:span text:style-name="T26_72"><text:s/></text:span><text:span text:style-name="T26_73">coordinates</text:span><text:span text:style-name="T26_74"><text:s/></text:span><text:span text:style-name="T26_75">as</text:span><text:span text:style-name="T26_76"><text:s/></text:span><text:span text:style-name="T26_77">long</text:span><text:span text:style-name="T26_78"><text:s/></text:span><text:span text:style-name="T26_79">as</text:span><text:span text:style-name="T26_80"><text:s/></text:span><text:span text:style-name="T26_81">no</text:span><text:span text:style-name="T26_82"><text:s/></text:span><text:span text:style-name="T26_83">other</text:span><text:span text:style-name="T26_84"><text:s/></text:span><text:span text:style-name="T26_85">car</text:span><text:span text:style-name="T26_86"><text:s/></text:span><text:span text:style-name="T26_87">with</text:span><text:span text:style-name="T26_88"><text:s/></text:span><text:span text:style-name="T26_89">its</text:span><text:span text:style-name="T26_90"><text:s/></text:span><text:span text:style-name="T26_91">intended</text:span><text:span text:style-name="T26_92"><text:s/></text:span><text:span text:style-name="T26_93">heading</text:span><text:span text:style-name="T26_94"><text:s/></text:span><text:span text:style-name="T26_95">occupies</text:span><text:span text:style-name="T26_96"><text:s/></text:span><text:span text:style-name="T26_97">those</text:span><text:span text:style-name="T26_98"><text:s/></text:span><text:span text:style-name="T26_99">coordinates</text:span></text:p>
        </text:list-item>
      </text:list>
      <text:p text:style-name="P27"/>
      <text:p text:style-name="P28"><text:span text:style-name="T28_1">Stop</text:span><text:span text:style-name="T28_2"><text:s/></text:span><text:span text:style-name="T28_3">sign</text:span><text:span text:style-name="T28_4"><text:s/></text:span><text:span text:style-name="T28_5">Rules</text:span><text:span text:style-name="T28_6">:</text:span></text:p>
      <text:list text:style-name="LS2" xml:id="list19">
        <text:list-item>
          <text:p text:style-name="P29"><text:span text:style-name="T29_1">Every</text:span><text:span text:style-name="T29_2"><text:s/></text:span><text:span text:style-name="T29_3">car</text:span><text:span text:style-name="T29_4"><text:s/></text:span><text:span text:style-name="T29_5">will</text:span><text:span text:style-name="T29_6"><text:s/></text:span><text:span text:style-name="T29_7">reduce</text:span><text:span text:style-name="T29_8"><text:s/></text:span><text:span text:style-name="T29_9">its</text:span><text:span text:style-name="T29_10"><text:s/></text:span><text:span text:style-name="T29_11">speed</text:span><text:span text:style-name="T29_12"><text:s/></text:span><text:span text:style-name="T29_13">to</text:span><text:span text:style-name="T29_14"><text:s/>0<text:s/></text:span><text:span text:style-name="T29_15">for</text:span><text:span text:style-name="T29_16"><text:s/></text:span><text:span text:style-name="T29_17">at</text:span><text:span text:style-name="T29_18"><text:s/></text:span><text:span text:style-name="T29_19">least</text:span><text:span text:style-name="T29_20"><text:s/></text:span><text:span text:style-name="T29_21">one</text:span><text:span text:style-name="T29_22"><text:s/></text:span><text:span text:style-name="T29_23">frame</text:span><text:span text:style-name="T29_24"><text:s/></text:span><text:span text:style-name="T29_25">when</text:span><text:span text:style-name="T29_26"><text:s/></text:span><text:span text:style-name="T29_27">reaching</text:span><text:span text:style-name="T29_28"><text:s/></text:span><text:span text:style-name="T29_29">a</text:span><text:span text:style-name="T29_30"><text:s/></text:span><text:span text:style-name="T29_31">space</text:span><text:span text:style-name="T29_32"><text:s/></text:span><text:span text:style-name="T29_33">before</text:span><text:span text:style-name="T29_34"><text:s/></text:span><text:span text:style-name="T29_35">a</text:span><text:span text:style-name="T29_36"><text:s/></text:span><text:span text:style-name="T29_37">stop</text:span><text:span text:style-name="T29_38"><text:s/></text:span><text:span text:style-name="T29_39">sign</text:span><text:span text:style-name="T29_40">.<text:s/></text:span></text:p>
        </text:list-item>
        <text:list-item>
          <text:p text:style-name="P30"><text:span text:style-name="T30_1">Priority</text:span><text:span text:style-name="T30_2"><text:s/></text:span><text:span text:style-name="T30_3">will</text:span><text:span text:style-name="T30_4"><text:s/></text:span><text:span text:style-name="T30_5">be</text:span><text:span text:style-name="T30_6"><text:s/></text:span><text:span text:style-name="T30_7">given</text:span><text:span text:style-name="T30_8"><text:s/></text:span><text:span text:style-name="T30_9">to</text:span><text:span text:style-name="T30_10"><text:s/></text:span><text:span text:style-name="T30_11">the</text:span><text:span text:style-name="T30_12"><text:s/></text:span><text:span text:style-name="T30_13">car</text:span><text:span text:style-name="T30_14"><text:s/></text:span><text:span text:style-name="T30_15">which</text:span><text:span text:style-name="T30_16"><text:s/></text:span><text:span text:style-name="T30_17">has</text:span><text:span text:style-name="T30_18"><text:s/></text:span><text:span text:style-name="T30_19">occupied</text:span><text:span text:style-name="T30_20"><text:s/></text:span><text:span text:style-name="T30_21">the</text:span><text:span text:style-name="T30_22"><text:s/></text:span><text:span text:style-name="T30_23">stop</text:span><text:span text:style-name="T30_24"><text:s/></text:span><text:span text:style-name="T30_25">for</text:span><text:span text:style-name="T30_26"><text:s/></text:span><text:span text:style-name="T30_27">the</text:span><text:span text:style-name="T30_28"><text:s/></text:span><text:span text:style-name="T30_29">greatest</text:span><text:span text:style-name="T30_30"><text:s/></text:span><text:span text:style-name="T30_31">amount</text:span><text:span text:style-name="T30_32"><text:s/></text:span><text:span text:style-name="T30_33">of</text:span><text:span text:style-name="T30_34"><text:s/></text:span><text:span text:style-name="T30_35">frames</text:span><text:span text:style-name="T30_36">.<text:s/></text:span></text:p>
        </text:list-item>
        <text:list-item>
          <text:p text:style-name="P31"><text:span text:style-name="T31_1">If</text:span><text:span text:style-name="T31_2"><text:s/></text:span><text:span text:style-name="T31_3">more</text:span><text:span text:style-name="T31_4"><text:s/></text:span><text:span text:style-name="T31_5">than</text:span><text:span text:style-name="T31_6"><text:s/></text:span><text:span text:style-name="T31_7">one</text:span><text:span text:style-name="T31_8"><text:s/></text:span><text:span text:style-name="T31_9">car</text:span><text:span text:style-name="T31_10"><text:s/></text:span><text:span text:style-name="T31_11">has</text:span><text:span text:style-name="T31_12"><text:s/></text:span><text:span text:style-name="T31_13">the</text:span><text:span text:style-name="T31_14"><text:s/></text:span><text:span text:style-name="T31_15">same</text:span><text:span text:style-name="T31_16"><text:s/></text:span><text:span text:style-name="T31_17">priority</text:span><text:span text:style-name="T31_18">,<text:s/></text:span><text:span text:style-name="T31_19">then</text:span><text:span text:style-name="T31_20"><text:s/></text:span><text:span text:style-name="T31_21">the</text:span><text:span text:style-name="T31_22"><text:s/></text:span><text:span text:style-name="T31_23">one</text:span><text:span text:style-name="T31_24"><text:s/></text:span><text:span text:style-name="T31_25">with</text:span><text:span text:style-name="T31_26"><text:s/></text:span><text:span text:style-name="T31_27">the</text:span><text:span text:style-name="T31_28"><text:s/></text:span><text:span text:style-name="T31_29">right</text:span><text:span text:style-name="T31_30"><text:s/></text:span><text:span text:style-name="T31_31">of</text:span><text:span text:style-name="T31_32"><text:s/></text:span><text:span text:style-name="T31_33">way</text:span><text:span text:style-name="T31_34"><text:s/></text:span><text:span text:style-name="T31_35">will</text:span><text:span text:style-name="T31_36"><text:s/></text:span><text:span text:style-name="T31_37">go</text:span><text:span text:style-name="T31_38"><text:s/></text:span><text:span text:style-name="T31_39">first</text:span><text:span text:style-name="T31_40">.\</text:span></text:p>
        </text:list-item>
        <text:list-item>
          <text:p text:style-name="P32"><text:span text:style-name="T32_1">Cars</text:span><text:span text:style-name="T32_2"><text:s/></text:span><text:span text:style-name="T32_3">will</text:span><text:span text:style-name="T32_4"><text:s/></text:span><text:span text:style-name="T32_5">not</text:span><text:span text:style-name="T32_6"><text:s/></text:span><text:span text:style-name="T32_7">move</text:span><text:span text:style-name="T32_8"><text:s/></text:span><text:span text:style-name="T32_9">until</text:span><text:span text:style-name="T32_10"><text:s/></text:span><text:span text:style-name="T32_11">their</text:span><text:span text:style-name="T32_12"><text:s/>“</text:span><text:span text:style-name="T32_13">permission</text:span><text:span text:style-name="T32_14">”<text:s/></text:span><text:span text:style-name="T32_15">variable</text:span><text:span text:style-name="T32_16"><text:s/></text:span><text:span text:style-name="T32_17">is</text:span><text:span text:style-name="T32_18"><text:s/></text:span><text:span text:style-name="T32_19">true</text:span><text:span text:style-name="T32_20">.</text:span></text:p>
        </text:list-item>
        <text:list-item>
          <text:p text:style-name="P33"><text:span text:style-name="T33_1">Permissions</text:span><text:span text:style-name="T33_2"><text:s/></text:span><text:span text:style-name="T33_3">will</text:span><text:span text:style-name="T33_4"><text:s/></text:span><text:span text:style-name="T33_5">be</text:span><text:span text:style-name="T33_6"><text:s/></text:span><text:span text:style-name="T33_7">determined</text:span><text:span text:style-name="T33_8"><text:s/></text:span><text:span text:style-name="T33_9">by</text:span><text:span text:style-name="T33_10"><text:s/></text:span><text:span text:style-name="T33_11">the</text:span><text:span text:style-name="T33_12"><text:s/></text:span><text:span text:style-name="T33_13">stop</text:span><text:span text:style-name="T33_14"><text:s/></text:span><text:span text:style-name="T33_15">sign</text:span><text:span text:style-name="T33_16"><text:s/></text:span><text:span text:style-name="T33_17">intersction</text:span><text:span text:style-name="T33_18">,<text:s/></text:span><text:span text:style-name="T33_19">not</text:span><text:span text:style-name="T33_20"><text:s/></text:span><text:span text:style-name="T33_21">by</text:span><text:span text:style-name="T33_22"><text:s/></text:span><text:span text:style-name="T33_23">the</text:span><text:span text:style-name="T33_24"><text:s/></text:span><text:span text:style-name="T33_25">cars</text:span><text:span text:style-name="T33_26"><text:s/></text:span><text:span text:style-name="T33_27">independently</text:span><text:span text:style-name="T33_28">.<text:s/></text:span></text:p>
        </text:list-item>
      </text:list>
      <text:p text:style-name="P34"/>
      <text:p text:style-name="P35"/>
      <text:p text:style-name="P36"><text:span text:style-name="T36_1">Simplest</text:span><text:span text:style-name="T36_2"><text:s/></text:span><text:span text:style-name="T36_3">Case</text:span><text:span text:style-name="T36_4">:</text:span></text:p>
      <text:p text:style-name="P37"><text:span text:style-name="T37_1"><text:tab/></text:span><text:span text:style-name="T37_2">Make</text:span><text:span text:style-name="T37_3"><text:s/></text:span><text:span text:style-name="T37_4">a</text:span><text:span text:style-name="T37_5"><text:s/></text:span><text:span text:style-name="T37_6">representation</text:span><text:span text:style-name="T37_7"><text:s/></text:span><text:span text:style-name="T37_8">of</text:span><text:span text:style-name="T37_9"><text:s/></text:span><text:span text:style-name="T37_10">a</text:span><text:span text:style-name="T37_11"><text:s/></text:span><text:span text:style-name="T37_12">single</text:span><text:span text:style-name="T37_13"><text:s/></text:span><text:span text:style-name="T37_14">car</text:span><text:span text:style-name="T37_15"><text:s/></text:span><text:span text:style-name="T37_16">that</text:span><text:span text:style-name="T37_17"><text:s/></text:span><text:span text:style-name="T37_18">goes</text:span><text:span text:style-name="T37_19"><text:s/></text:span><text:span text:style-name="T37_20">clockwise</text:span><text:span text:style-name="T37_21"><text:s/></text:span><text:span text:style-name="T37_22">around</text:span><text:span text:style-name="T37_23"><text:s/></text:span><text:span text:style-name="T37_24">a</text:span><text:span text:style-name="T37_25"><text:s/></text:span><text:span text:style-name="T37_26">square</text:span><text:span text:style-name="T37_27"><text:s/></text:span><text:span text:style-name="T37_28">grid</text:span><text:span text:style-name="T37_29"><text:s/></text:span><text:span text:style-name="T37_30">of</text:span><text:span text:style-name="T37_31"><text:s/></text:span><text:span text:style-name="T37_32">four</text:span><text:span text:style-name="T37_33"><text:s/></text:span><text:span text:style-name="T37_34">streets</text:span><text:span text:style-name="T37_35"><text:s/></text:span><text:span text:style-name="T37_36">at</text:span><text:span text:style-name="T37_37"><text:s/></text:span><text:span text:style-name="T37_38">a</text:span><text:span text:style-name="T37_39"><text:s/></text:span><text:span text:style-name="T37_40">constant</text:span><text:span text:style-name="T37_41"><text:s/></text:span><text:span text:style-name="T37_42">speed</text:span><text:span text:style-name="T37_43">.</text:span></text:p>
      <text:p text:style-name="P38"/>
      <text:p text:style-name="P39"/>
      <text:p text:style-name="P40"><text:span text:style-name="T40_1">Project</text:span><text:span text:style-name="T40_2"><text:s/></text:span><text:span text:style-name="T40_3">advancement</text:span><text:span text:style-name="T40_4">:<text:s/></text:span></text:p>
      <text:p text:style-name="P41"><text:span text:style-name="T41_1">Simplest</text:span><text:span text:style-name="T41_2"><text:s/></text:span><text:span text:style-name="T41_3">Case</text:span><text:span text:style-name="T41_4"><text:s/>→<text:s/></text:span><text:span text:style-name="T41_5">multiple</text:span><text:span text:style-name="T41_6"><text:s/></text:span><text:span text:style-name="T41_7">cars</text:span><text:span text:style-name="T41_8"><text:s/>&amp;<text:s/></text:span><text:span text:style-name="T41_9">freedom</text:span><text:span text:style-name="T41_10"><text:s/></text:span><text:span text:style-name="T41_11">of</text:span><text:span text:style-name="T41_12"><text:s/></text:span><text:span text:style-name="T41_13">initial</text:span><text:span text:style-name="T41_14"><text:s/></text:span><text:span text:style-name="T41_15">heading</text:span><text:span text:style-name="T41_16">→<text:s/>3</text:span><text:span text:style-name="T41_17">x</text:span><text:span text:style-name="T41_18">3<text:s/></text:span><text:span text:style-name="T41_19">grid</text:span><text:span text:style-name="T41_20"><text:s/></text:span><text:span text:style-name="T41_21">w</text:span><text:span text:style-name="T41_22">/<text:s/></text:span><text:span text:style-name="T41_23">stop</text:span><text:span text:style-name="T41_24"><text:s/></text:span><text:span text:style-name="T41_25">sign</text:span><text:span text:style-name="T41_26"><text:s/></text:span><text:span text:style-name="T41_27">style</text:span><text:span text:style-name="T41_28"><text:s/></text:span><text:span text:style-name="T41_29">intersections</text:span><text:span text:style-name="T41_30"><text:s/>→<text:s/></text:span><text:span text:style-name="T41_31">variable</text:span><text:span text:style-name="T41_32"><text:s/></text:span><text:span text:style-name="T41_33">speeds</text:span><text:span text:style-name="T41_34"><text:s/>→<text:s/></text:span><text:span text:style-name="T41_35">traffic</text:span><text:span text:style-name="T41_36"><text:s/></text:span><text:span text:style-name="T41_37">light</text:span><text:span text:style-name="T41_38"><text:s/></text:span><text:span text:style-name="T41_39">style</text:span><text:span text:style-name="T41_40"><text:s/></text:span><text:span text:style-name="T41_41">intersections</text:span><text:span text:style-name="T41_42"><text:s/>→<text:s/></text:span><text:span text:style-name="T41_43">crash</text:span><text:span text:style-name="T41_44"><text:s/></text:span><text:span text:style-name="T41_45">and</text:span><text:span text:style-name="T41_46"><text:s/></text:span><text:span text:style-name="T41_47">road</text:span><text:span text:style-name="T41_48"><text:s/></text:span><text:span text:style-name="T41_49">closing</text:span><text:span text:style-name="T41_50"><text:s/></text:span><text:span text:style-name="T41_51">mechanics</text:span><text:span text:style-name="T41_52">.</text:span></text:p>
      <text:p text:style-name="P42"/>
      <text:p text:style-name="P43"><text:span text:style-name="T43_1"><text:s text:c="2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